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752cm" fo:margin-left="0.751cm" fo:margin-top="0cm" fo:margin-bottom="0cm" table:align="left" style:writing-mode="lr-tb"/>
    </style:style>
    <style:style style:name="Таблица1.A" style:family="table-column">
      <style:table-column-properties style:column-width="7.751cm"/>
    </style:style>
    <style:style style:name="Таблица1.B" style:family="table-column">
      <style:table-column-properties style:column-width="7.99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 fo:break-before="page"/>
    </style:style>
    <style:style style:name="P10" style:family="paragraph" style:parent-style-name="Standard" style:master-page-name="First_20_Page">
      <style:paragraph-properties fo:margin-top="0cm" fo:margin-bottom="0cm" loext:contextual-spacing="false" fo:line-height="100%" fo:text-align="center" style:justify-single-word="false" style:page-number="1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4" style:family="text">
      <style:text-properties style:font-name="Times New Roman" fo:font-size="22pt" fo:font-weight="bold" style:font-size-asian="22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style:font-size-asian="14pt" style:font-name-complex="Times New Roman1" style:font-size-complex="14pt"/>
    </style:style>
    <style:style style:name="T6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Санкт-Петербургское государственное бюджетное профессиональное образовательное учреждение</text:span></text:p>
      <text:p text:style-name="P4"><text:span text:style-name="T1">«Политехнический колледж городского хозяйства»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4">ОТЧЕТ</text:span></text:p>
      <text:p text:style-name="P6"/>
      <text:p text:style-name="P4"><text:span text:style-name="T1"><text:s/></text:span><text:span text:style-name="T2">Учебная практика</text:span></text:p>
      <text:p text:style-name="P4"><text:span text:style-name="T1">по профессиональному модулю</text:span></text:p>
      <text:p text:style-name="P6"/>
      <text:p text:style-name="P4"><text:span text:style-name="T5">ПМ.04 «</text:span><text:a xlink:type="simple" xlink:href="https://moodle.pkgh.ru/course/index.php?categoryid=157" text:style-name="Default_20_Style" text:visited-style-name="Default_20_Style"><text:span text:style-name="T5">Сопровождение и обслуживание программного обеспечения компьютерных систем</text:span></text:a><text:span text:style-name="T5">»</text:span></text:p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6"/>
            <text:p text:style-name="P6"/>
            <text:p text:style-name="P6"/>
            <text:p text:style-name="P6"/>
            <text:p text:style-name="P3"><text:span text:style-name="T1">Руководитель практики</text:span></text:p>
            <text:p text:style-name="P6"/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4"><text:span text:style-name="T1">______________</text:span></text:p>
          </table:table-cell>
          <table:table-cell table:style-name="Таблица1.A1" office:value-type="string">
            <text:p text:style-name="P4"><text:span text:style-name="T1">____________________</text:span></text:p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4"><text:span text:style-name="T1">ФИО</text:span></text:p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6"/>
            <text:p text:style-name="P3"><text:span text:style-name="T1">Отчет выполнил студент группы ___</text:span><text:span text:style-name="T3">ИП-23-3</text:span><text:span text:style-name="T1">__________________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6"/>
            <text:p text:style-name="P4"><text:span text:style-name="T1">______________</text:span></text:p>
          </table:table-cell>
          <table:table-cell table:style-name="Таблица1.A1" office:value-type="string">
            <text:p text:style-name="P7"/>
            <text:p text:style-name="P4"><text:span text:style-name="T1">_</text:span><text:bookmark text:name="_GoBack"/><text:span text:style-name="T1">___________________</text:span></text:p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4"><text:span text:style-name="T1">ФИО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1">2025</text:span></text:p>
      <text:p text:style-name="P8"><text:span text:style-name="T1">Содержание</text:span></text:p>
      <text:p text:style-name="P5"/>
      <text:p text:style-name="P5"/>
      <text:p text:style-name="P5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351cm" fo:margin-bottom="0.506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44cm" fo:margin-left="0cm" fo:margin-right="0cm" fo:margin-top="0.646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1" style:next-style-name="Standard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илахина Татьяна Валентиновна</meta:initial-creator>
    <meta:editing-cycles>18</meta:editing-cycles>
    <meta:creation-date>2016-02-20T06:51:00</meta:creation-date>
    <dc:date>2025-04-01T14:21:51.932049128</dc:date>
    <dc:language>ru-RU</dc:language>
    <meta:editing-duration>PT1H21M33S</meta:editing-duration>
    <meta:generator>LibreOffice/6.4.7.2$Linux_X86_64 LibreOffice_project/40$Build-2</meta:generator>
    <meta:document-statistic meta:table-count="1" meta:image-count="0" meta:object-count="0" meta:page-count="3" meta:paragraph-count="17" meta:word-count="40" meta:character-count="433" meta:non-whitespace-character-count="409"/>
    <meta:user-defined meta:name="AppVersion">14.0000</meta:user-defined>
    <meta:user-defined meta:name="Company">СПб ГБОУ СПО «ПКГХ»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